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611cm" fo:margin-left="0cm" table:align="left"/>
    </style:style>
    <style:style style:name="Tableau1.A" style:family="table-column">
      <style:table-column-properties style:column-width="1.688cm"/>
    </style:style>
    <style:style style:name="Tableau1.B" style:family="table-column">
      <style:table-column-properties style:column-width="2.103cm"/>
    </style:style>
    <style:style style:name="Tableau1.D" style:family="table-column">
      <style:table-column-properties style:column-width="1.6cm"/>
    </style:style>
    <style:style style:name="Tableau1.E" style:family="table-column">
      <style:table-column-properties style:column-width="2.244cm"/>
    </style:style>
    <style:style style:name="Tableau1.F" style:family="table-column">
      <style:table-column-properties style:column-width="1.542cm"/>
    </style:style>
    <style:style style:name="Tableau1.G" style:family="table-column">
      <style:table-column-properties style:column-width="1.231cm"/>
    </style:style>
    <style:style style:name="Tableau1.H" style:family="table-column">
      <style:table-column-properties style:column-width="2.568cm"/>
    </style:style>
    <style:style style:name="Tableau1.I" style:family="table-column">
      <style:table-column-properties style:column-width="2.533cm"/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style:min-row-height="1.609cm"/>
    </style:style>
    <style:style style:name="Tableau1.3" style:family="table-row">
      <style:table-row-properties style:min-row-height="2.011cm"/>
    </style:style>
    <style:style style:name="Tableau1.4" style:family="table-row">
      <style:table-row-properties style:min-row-height="2.794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556cm"/>
    </style:style>
    <style:style style:name="Tableau2.A8" style:family="table-cell">
      <style:table-cell-properties style:vertical-align="middle"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au2.C8" style:family="table-cell" style:data-style-name="N37">
      <style:table-cell-properties style:vertical-align="middle"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au2.D8" style:family="table-cell">
      <style:table-cell-properties style:vertical-align="middle"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D9" style:family="table-cell">
      <style:table-cell-properties style:vertical-align="middle"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D10" style:family="table-cell">
      <style:table-cell-properties style:vertical-align="middle"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D11" style:family="table-cell">
      <style:table-cell-properties style:vertical-align="middle"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D12" style:family="table-cell">
      <style:table-cell-properties style:vertical-align="middle" fo:background-color="#00cc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13" style:family="table-row">
      <style:table-row-properties style:min-row-height="1.905cm"/>
    </style:style>
    <style:style style:name="Tableau2.A13" style:family="table-cell">
      <style:table-cell-properties style:vertical-align="middle"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au2.B13" style:family="table-cell">
      <style:table-cell-properties style:vertical-align="middle"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au2.C13" style:family="table-cell" style:data-style-name="N37">
      <style:table-cell-properties style:vertical-align="middle"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au2.D13" style:family="table-cell">
      <style:table-cell-properties style:vertical-align="middle" fo:background-color="#00cc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14" style:family="table-row">
      <style:table-row-properties style:min-row-height="2.133cm"/>
    </style:style>
    <style:style style:name="Tableau2.A14" style:family="table-cell">
      <style:table-cell-properties style:vertical-align="middle"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au2.B14" style:family="table-cell">
      <style:table-cell-properties style:vertical-align="middle"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au2.D14" style:family="table-cell">
      <style:table-cell-properties style:vertical-align="middle" fo:background-color="#00cc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officeooo:rsid="0018edd0" officeooo:paragraph-rsid="0018edd0" fo:background-color="transparent"/>
    </style:style>
    <style:style style:name="P5" style:family="paragraph" style:parent-style-name="Table_20_Contents">
      <style:paragraph-properties fo:text-align="center" style:justify-single-word="false"/>
      <style:text-properties officeooo:rsid="00190155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officeooo:rsid="0017e939" officeooo:paragraph-rsid="0017e939"/>
    </style:style>
    <style:style style:name="P7" style:family="paragraph" style:parent-style-name="Table_20_Contents">
      <style:paragraph-properties fo:text-align="center" style:justify-single-word="false"/>
      <style:text-properties fo:background-color="#b2b2b2"/>
    </style:style>
    <style:style style:name="P8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fo:background-color="#b2b2b2"/>
    </style:style>
    <style:style style:name="P9" style:family="paragraph" style:parent-style-name="Standard">
      <style:text-properties officeooo:rsid="001a3ca5" officeooo:paragraph-rsid="001a3ca5"/>
    </style:style>
    <style:style style:name="P10" style:family="paragraph" style:parent-style-name="Text_20_body">
      <style:text-properties officeooo:paragraph-rsid="001a3ca5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a3ca5" officeooo:paragraph-rsid="001a3ca5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officeooo:rsid="001a3ca5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Cahier des charges ISN: </text:span></text:p>
      <text:p text:style-name="P13">projet: créer un site internet regroupant plusieurs mini-jeux. </text:p>
      <text:p text:style-name="P13">Exemples de mini-jeux: </text:p>
      <text:p text:style-name="P13">-pong </text:p>
      <text:p text:style-name="P13">-démineur </text:p>
      <text:p text:style-name="P13">-jeu de moto </text:p>
      <text:p text:style-name="P13">-jeu du dinosaure (quand on a pas de connexion <text:span text:style-name="T1">sur google chrome</text:span>) </text:p>
      <text:p text:style-name="P13">-Bomber Man </text:p>
      <text:p text:style-name="P13">-snake </text:p>
      <text:p text:style-name="P13"> </text:p>
      <text:p text:style-name="P13">langages utilisés: HTML, CSS, JavaScript </text:p>
      <text:p text:style-name="P13">librairies utilisés: P5.js </text:p>
      <text:p text:style-name="P13"> </text:p>
      <text:p text:style-name="P13">Échéanciers: 8 semaines </text:p>
      <text:p text:style-name="P13"> </text:p>
      <text:p text:style-name="P13">-rôle:  </text:p>
      <text:p text:style-name="P13">Kiéran: création des mini-jeux </text:p>
      <text:p text:style-name="P13">Baptiste: structures / graphismes + un mini-jeu  </text:p>
      <text:p text:style-name="P13">Maël: structures / graphismes + un mini-jeu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Échéancier au début du projet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1">semaine </text:p>
          </table:table-cell>
          <table:table-cell table:style-name="Tableau1.A1" office:value-type="string">
            <text:p text:style-name="P1">1 </text:p>
          </table:table-cell>
          <table:table-cell table:style-name="Tableau1.A1" office:value-type="string">
            <text:p text:style-name="P1">2 </text:p>
          </table:table-cell>
          <table:table-cell table:style-name="Tableau1.A1" office:value-type="string">
            <text:p text:style-name="P1">3 </text:p>
          </table:table-cell>
          <table:table-cell table:style-name="Tableau1.A1" office:value-type="string">
            <text:p text:style-name="P1">4 </text:p>
          </table:table-cell>
          <table:table-cell table:style-name="Tableau1.A1" office:value-type="string">
            <text:p text:style-name="P1">5 </text:p>
          </table:table-cell>
          <table:table-cell table:style-name="Tableau1.A1" office:value-type="string">
            <text:p text:style-name="P1">6 </text:p>
          </table:table-cell>
          <table:table-cell table:style-name="Tableau1.A1" office:value-type="string">
            <text:p text:style-name="P1">7 </text:p>
          </table:table-cell>
          <table:table-cell table:style-name="Tableau1.A1" office:value-type="string">
            <text:p text:style-name="P1">8 </text:p>
          </table:table-cell>
        </table:table-row>
        <table:table-row table:style-name="Tableau1.2">
          <table:table-cell table:style-name="Tableau1.A1" office:value-type="string">
            <text:p text:style-name="P1">Kiéran </text:p>
          </table:table-cell>
          <table:table-cell table:style-name="Tableau1.A1" office:value-type="string">
            <text:p text:style-name="P1">démineur </text:p>
          </table:table-cell>
          <table:table-cell table:style-name="Tableau1.A1" table:number-columns-spanned="2" office:value-type="string">
            <text:p text:style-name="P1">Jeu de dinosaure </text:p>
          </table:table-cell>
          <table:covered-table-cell/>
          <table:table-cell table:style-name="Tableau1.A1" table:number-rows-spanned="3" office:value-type="string">
            <text:p text:style-name="P1">Mini mise en commun </text:p>
            <text:p text:style-name="P1"/>
          </table:table-cell>
          <table:table-cell table:style-name="Tableau1.A1" table:number-columns-spanned="2" office:value-type="string">
            <text:p text:style-name="P1">Jeu de moto </text:p>
          </table:table-cell>
          <table:covered-table-cell/>
          <table:table-cell table:style-name="Tableau1.A1" table:number-rows-spanned="3" office:value-type="string">
            <text:p text:style-name="P1">Dossiers numériques </text:p>
            <text:p text:style-name="P1">perso </text:p>
          </table:table-cell>
          <table:table-cell table:style-name="Tableau1.A1" table:number-rows-spanned="3" office:value-type="string">
            <text:p text:style-name="P1">Mise en commun </text:p>
            <text:p text:style-name="P1">+ </text:p>
            <text:p text:style-name="P1">peaufinage </text:p>
          </table:table-cell>
        </table:table-row>
        <table:table-row table:style-name="Tableau1.3">
          <table:table-cell table:style-name="Tableau1.A1" office:value-type="string">
            <text:p text:style-name="P1">Baptiste </text:p>
          </table:table-cell>
          <table:table-cell table:style-name="Tableau1.A1" table:number-rows-spanned="2" table:number-columns-spanned="3" office:value-type="string">
            <text:p text:style-name="P1">Structures et graphismes de la page Web et de la page d'accueil </text:p>
          </table:table-cell>
          <table:covered-table-cell/>
          <table:covered-table-cell/>
          <table:covered-table-cell/>
          <table:table-cell table:style-name="Tableau1.A1" table:number-rows-spanned="2" table:number-columns-spanned="2" office:value-type="string">
            <text:p text:style-name="P1">Bomber Man 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P1">Maël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 </text:p>
      <text:p text:style-name="P11"/>
      <text:p text:style-name="P11"/>
      <text:p text:style-name="P11"/>
      <text:p text:style-name="P11"/>
      <text:p text:style-name="P11"/>
      <text:p text:style-name="P12"><text:soft-page-break/>répartition des tâches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Table_20_Contents">Tâches </text:p>
          </table:table-cell>
          <table:table-cell table:style-name="Tableau2.A1" office:value-type="string">
            <text:p text:style-name="Table_20_Contents">Description </text:p>
          </table:table-cell>
          <table:table-cell table:style-name="Tableau2.A1" office:value-type="string">
            <text:p text:style-name="Table_20_Contents">Date de réalisation</text:p>
          </table:table-cell>
          <table:table-cell table:style-name="Tableau2.D1" office:value-type="string">
            <text:p text:style-name="Table_20_Contents">Réalisé par</text:p>
          </table:table-cell>
        </table:table-row>
        <table:table-row>
          <table:table-cell table:style-name="Tableau2.A2" table:number-rows-spanned="6" office:value-type="string">
            <text:p text:style-name="P8">Création des mini-jeux</text:p>
          </table:table-cell>
          <table:table-cell table:style-name="Tableau2.A2" office:value-type="string">
            <text:p text:style-name="P7">pong</text:p>
          </table:table-cell>
          <table:table-cell table:style-name="Tableau2.A2" office:value-type="string">
            <text:p text:style-name="P7">10-03</text:p>
          </table:table-cell>
          <table:table-cell table:style-name="Tableau2.D2" table:number-rows-spanned="6" office:value-type="string">
            <text:p text:style-name="P8">Kiéran</text:p>
          </table:table-cell>
        </table:table-row>
        <table:table-row>
          <table:covered-table-cell/>
          <table:table-cell table:style-name="Tableau2.A2" office:value-type="string">
            <text:p text:style-name="P7">snake</text:p>
          </table:table-cell>
          <table:table-cell table:style-name="Tableau2.A2" office:value-type="string">
            <text:p text:style-name="P7">21-03</text:p>
          </table:table-cell>
          <table:covered-table-cell/>
        </table:table-row>
        <table:table-row table:style-name="Tableau2.4">
          <table:covered-table-cell/>
          <table:table-cell table:style-name="Tableau2.A2" office:value-type="string">
            <text:p text:style-name="P7">démineur</text:p>
          </table:table-cell>
          <table:table-cell table:style-name="Tableau2.A2" office:value-type="string">
            <text:p text:style-name="P7">26-03</text:p>
          </table:table-cell>
          <table:covered-table-cell/>
        </table:table-row>
        <table:table-row>
          <table:covered-table-cell/>
          <table:table-cell table:style-name="Tableau2.A2" office:value-type="string">
            <text:p text:style-name="P7">dinosaure</text:p>
          </table:table-cell>
          <table:table-cell table:style-name="Tableau2.A2" office:value-type="string">
            <text:p text:style-name="P7">28-03</text:p>
          </table:table-cell>
          <table:covered-table-cell/>
        </table:table-row>
        <table:table-row>
          <table:covered-table-cell/>
          <table:table-cell table:style-name="Tableau2.A2" office:value-type="string">
            <text:p text:style-name="P7">morpion</text:p>
          </table:table-cell>
          <table:table-cell table:style-name="Tableau2.A2" office:value-type="string">
            <text:p text:style-name="P7">10-04</text:p>
          </table:table-cell>
          <table:covered-table-cell/>
        </table:table-row>
        <table:table-row>
          <table:covered-table-cell/>
          <table:table-cell table:style-name="Tableau2.A2" office:value-type="string">
            <text:p text:style-name="P7">Puissance 4</text:p>
          </table:table-cell>
          <table:table-cell table:style-name="Tableau2.A2" office:value-type="string">
            <text:p text:style-name="P7">17-04</text:p>
          </table:table-cell>
          <table:covered-table-cell/>
        </table:table-row>
        <table:table-row>
          <table:table-cell table:style-name="Tableau2.A8" table:number-rows-spanned="5" office:value-type="string">
            <text:p text:style-name="P2">Aspect graphique</text:p>
          </table:table-cell>
          <table:table-cell table:style-name="Tableau2.A8" office:value-type="string">
            <text:p text:style-name="P3">logo</text:p>
          </table:table-cell>
          <table:table-cell table:style-name="Tableau2.C8" office:value-type="date" office:date-value="2017-04-27">
            <text:p text:style-name="P3">27/04/17</text:p>
          </table:table-cell>
          <table:table-cell table:style-name="Tableau2.D10" table:number-rows-spanned="3" office:value-type="string">
            <text:p text:style-name="P3"/>
            <text:p text:style-name="P3">Baptiste</text:p>
          </table:table-cell>
        </table:table-row>
        <table:table-row>
          <table:covered-table-cell/>
          <table:table-cell table:style-name="Tableau2.A8" office:value-type="string">
            <text:p text:style-name="P3">Gif</text:p>
          </table:table-cell>
          <table:table-cell table:style-name="Tableau2.C8" office:value-type="date" office:date-value="2017-04-27">
            <text:p text:style-name="P3">27/04/17</text:p>
          </table:table-cell>
          <table:covered-table-cell/>
        </table:table-row>
        <table:table-row>
          <table:covered-table-cell/>
          <table:table-cell table:style-name="Tableau2.A8" office:value-type="string">
            <text:p text:style-name="P3">Choix couleurs</text:p>
          </table:table-cell>
          <table:table-cell table:style-name="Tableau2.C8" office:value-type="date" office:date-value="2017-04-27">
            <text:p text:style-name="P3">27/04/17</text:p>
          </table:table-cell>
          <table:covered-table-cell/>
        </table:table-row>
        <table:table-row>
          <table:covered-table-cell/>
          <table:table-cell table:style-name="Tableau2.A8" table:number-rows-spanned="2" office:value-type="string">
            <text:p text:style-name="P3">Structures</text:p>
          </table:table-cell>
          <table:table-cell table:style-name="Tableau2.A8" table:number-rows-spanned="2" office:value-type="string">
            <text:p text:style-name="P4">11/05/17</text:p>
          </table:table-cell>
          <table:table-cell table:style-name="Tableau2.D11" office:value-type="string">
            <text:p text:style-name="P6">Baptiste</text:p>
          </table:table-cell>
        </table:table-row>
        <table:table-row>
          <table:covered-table-cell/>
          <table:covered-table-cell/>
          <table:covered-table-cell/>
          <table:table-cell table:style-name="Tableau2.D12" office:value-type="string">
            <text:p text:style-name="P6">Maël</text:p>
          </table:table-cell>
        </table:table-row>
        <table:table-row table:style-name="Tableau2.13">
          <table:table-cell table:style-name="Tableau2.A14" table:number-rows-spanned="2" office:value-type="string">
            <text:p text:style-name="P3">Aspect technique</text:p>
          </table:table-cell>
          <table:table-cell table:style-name="Tableau2.B13" office:value-type="string">
            <text:p text:style-name="P3">CSS</text:p>
          </table:table-cell>
          <table:table-cell table:style-name="Tableau2.C13" office:value-type="date" office:date-value="2017-05-11">
            <text:p text:style-name="P3">11/05/17</text:p>
          </table:table-cell>
          <table:table-cell table:style-name="Tableau2.D13" office:value-type="string">
            <text:p text:style-name="P3">Maël</text:p>
          </table:table-cell>
        </table:table-row>
        <table:table-row table:style-name="Tableau2.14">
          <table:covered-table-cell/>
          <table:table-cell table:style-name="Tableau2.B14" office:value-type="string">
            <text:p text:style-name="P5">HTML</text:p>
          </table:table-cell>
          <table:table-cell table:style-name="Tableau2.C13" office:value-type="date" office:date-value="2017-05-11">
            <text:p text:style-name="P3">11/05/17</text:p>
          </table:table-cell>
          <table:table-cell table:style-name="Tableau2.D14" office:value-type="string">
            <text:p text:style-name="P3">Maë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28:23.167000000</meta:creation-date>
    <dc:date>2017-05-20T15:32:15.716000000</dc:date>
    <meta:editing-duration>PT23M54S</meta:editing-duration>
    <meta:editing-cycles>6</meta:editing-cycles>
    <meta:generator>LibreOffice/5.2.6.2$Windows_x86 LibreOffice_project/a3100ed2409ebf1c212f5048fbe377c281438fdc</meta:generator>
    <meta:document-statistic meta:table-count="2" meta:image-count="0" meta:object-count="0" meta:page-count="2" meta:paragraph-count="82" meta:word-count="164" meta:character-count="1032" meta:non-whitespace-character-count="899"/>
  </office:meta>
</office:document-meta>
</file>